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y name is Oleg Rõbnikov and I was born in Tallinn, Estonia in 1979. I completed my graduation from Concordia International University Estonia in 2003, and my career has been anything but conventional since then. Over the years, I have gained extensive experience in diverse fields such as investment banking, web design, and even as a PADI diving instructor. However, it is my passion for web development that truly drives me.</text:p>
      <text:p text:style-name="Text_20_body">In 2022, I decided to pursue my love for web development by registering my own web development company. Since then, I have been actively pursuing my passion for front-end development with Vue and Nuxt, as well as back-end development with PHP and Laravel. I take pride in my ability to deploy websites on platforms such as Hostinger, Vercel, and AWS, showcasing my expertise in the field. Through my upcoming blog, I aim to share my knowledge and insights gained from publishing articles on platforms like Medium and DevTo. I hope to offer a unique perspective on the world of web development and help my readers stay up-to-date with the latest industry trends. Join me on my journey to explore the exciting world of web development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7:31:39.061545348</meta:creation-date>
    <dc:date>2023-04-12T17:32:11.376972818</dc:date>
    <meta:editing-duration>PT33S</meta:editing-duration>
    <meta:editing-cycles>1</meta:editing-cycles>
    <meta:document-statistic meta:table-count="0" meta:image-count="0" meta:object-count="0" meta:page-count="1" meta:paragraph-count="2" meta:word-count="196" meta:character-count="1160" meta:non-whitespace-character-count="966"/>
    <meta:generator>LibreOffice/7.3.7.2$Linux_X86_64 LibreOffice_project/30$Build-2</meta:generator>
  </office:meta>
</office:document-meta>
</file>